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8cm" style:page-number="auto" table:align="margins"/>
    </style:style>
    <style:style style:name="Таблица1.A" style:family="table-column">
      <style:table-column-properties style:column-width="2.905cm" style:rel-column-width="10579*"/>
    </style:style>
    <style:style style:name="Таблица1.B" style:family="table-column">
      <style:table-column-properties style:column-width="15.095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font-size-complex="14pt"/>
    </style:style>
    <style:style style:name="T3" style:family="text">
      <style:text-properties style:font-name="Times New Roman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41cm" svg:height="0.66cm" draw:z-index="0"><draw:image xlink:href="../../odt_eng/images/0055.png" xlink:type="simple" xlink:show="embed" xlink:actuate="onLoad"/></draw:frame></text:span></text:span></text:p>
          </table:table-cell>
          <table:table-cell table:style-name="Таблица1.B1" office:value-type="string">
            <text:p text:style-name="P9">Exponential Functio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67cm" draw:z-index="0"><draw:image xlink:href="../../odt_eng/images/005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7"><text:span text:style-name="T5">The unit is </text:span><text:span text:style-name="T6">vectorized </text:span><text:span text:style-name="T7">and returns the output value calculated as per the formula</text:span>:</text:p>
            <text:p text:style-name="P5"><draw:frame draw:style-name="fr3" draw:name="Объект1" text:anchor-type="as-char" svg:width="3.254cm" svg:height="0.716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,</text:p>
            <text:p text:style-name="Text_20_body"><text:span text:style-name="T5">where</text:span>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 <text:span text:style-name="T5">is for the exponent quantity</text:span>,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5">are for input and output signals</text:span></text:p>
            <text:p text:style-name="Text_20_body"><text:span text:style-name="T8">Property</text:span>:</text:p>
            <text:list xml:id="list4675786601035505464" text:style-name="L1">
              <text:list-item>
                <text:p text:style-name="P10"><text:span text:style-name="T9">Exponent quality – is coefficient</text:span><text:span text:style-name="T10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title>формула</svg:title><svg:desc>формула</svg:desc></draw:frame></text:span><text:span text:style-name="T10">.</text:span></text:p>
              </text:list-item>
            </text:list>
            <text:p text:style-name="P6"><text:span text:style-name="Основной_20_шрифт_20_абзаца"><text:span text:style-name="T2">The property can be vector, which dimension </text:span></text:span><text:span text:style-name="Основной_20_шрифт_20_абзаца"><text:span text:style-name="T3">must be equal to the dimension of the input vector signal, in this case, the output will also be a vector signal</text:span></text:span><text:span text:style-name="Основной_20_шрифт_20_абзаца"><text:span text:style-name="T4">.</text:span>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тепенная функция</dc:title>
    <dc:creator>Александр </dc:creator>
    <meta:creation-date>2012-01-24T11:14:00Z</meta:creation-date>
    <dc:date>2012-03-04T19:54:06.55</dc:date>
    <meta:editing-cycles>151</meta:editing-cycles>
    <meta:editing-duration>PT2H51M15S</meta:editing-duration>
    <meta:document-statistic meta:table-count="1" meta:image-count="2" meta:object-count="4" meta:page-count="1" meta:paragraph-count="11" meta:word-count="70" meta:character-count="397"/>
    <meta:template xlink:type="simple" xlink:actuate="onRequest" xlink:title="" xlink:href="../../odt_eng/0055.odt/Normal.dotm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sup>
        <mfenced open="[" close="]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i>a</mi>
      </msup>
    </mrow>
    <annotation encoding="StarMath 5.0">y(t) ~=~ left [ x(t) right ]^a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